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44pt" officeooo:rsid="00176957" officeooo:paragraph-rsid="00176957" style:font-size-asian="38.5pt" style:font-size-complex="44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officeooo:rsid="00176957" officeooo:paragraph-rsid="00176957" style:font-size-asian="10.5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Ubuntu" fo:font-size="12pt" officeooo:rsid="00176957" officeooo:paragraph-rsid="00176957" style:font-size-asian="10.5pt" style:font-size-complex="12pt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Ubuntu" fo:font-size="12pt" officeooo:rsid="00176957" officeooo:paragraph-rsid="00176957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officeooo:rsid="0018f96e" officeooo:paragraph-rsid="0018f96e" style:font-size-asian="10.5pt" style:font-size-complex="12pt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Ubuntu" fo:font-size="12pt" officeooo:rsid="0018f96e" officeooo:paragraph-rsid="0018f96e" style:font-size-asian="10.5pt" style:font-size-complex="12pt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Ubuntu" fo:font-size="12pt" officeooo:rsid="0018f96e" officeooo:paragraph-rsid="0018f96e" style:font-size-asian="10.5pt" style:font-size-complex="12pt"/>
    </style:style>
    <style:style style:name="P8" style:family="paragraph" style:parent-style-name="Standard" style:list-style-name="L4">
      <style:paragraph-properties fo:text-align="start" style:justify-single-word="false"/>
      <style:text-properties officeooo:paragraph-rsid="0018f96e"/>
    </style:style>
    <style:style style:name="T1" style:family="text">
      <style:text-properties officeooo:rsid="0018f96e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solid" style:text-line-through-type="single" style:font-name="Ubuntu" fo:font-size="12pt" officeooo:rsid="0018f96e" style:font-size-asian="10.5pt" style:font-size-complex="12pt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style:font-name="Ubuntu" fo:font-size="12pt" officeooo:rsid="0018f96e" style:font-size-asian="10.5pt" style:font-size-complex="12pt"/>
    </style:style>
    <style:style style:name="T6" style:family="text">
      <style:text-properties style:font-name="Ubuntu" fo:font-size="12pt" officeooo:rsid="0018f96e" style:font-size-asian="10.5pt" style:font-size-complex="12pt"/>
    </style:style>
    <style:style style:name="T7" style:family="text">
      <style:text-properties officeooo:rsid="001af6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cement Diary</text:p>
      <text:p text:style-name="P2"/>
      <text:p text:style-name="P2">Week 1:</text:p>
      <text:p text:style-name="P2"/>
      <text:list xml:id="list870852396" text:style-name="L1">
        <text:list-item>
          <text:p text:style-name="P3">Admin x 1,000,000</text:p>
        </text:list-item>
        <text:list-item>
          <text:p text:style-name="P3">Learning shell scripting</text:p>
        </text:list-item>
        <text:list-item>
          <text:p text:style-name="P3">Reading papers</text:p>
        </text:list-item>
        <text:list-item>
          <text:p text:style-name="P3">Discussing project options</text:p>
        </text:list-item>
        <text:list-item>
          <text:p text:style-name="P3">Learning ubuntu and command line interfaces</text:p>
        </text:list-item>
        <text:list-item>
          <text:p text:style-name="P3">Learning Git and Texstudio</text:p>
        </text:list-item>
      </text:list>
      <text:p text:style-name="P2"/>
      <text:p text:style-name="P2">Week 2:</text:p>
      <text:list xml:id="list1843399776" text:style-name="L2">
        <text:list-item>
          <text:p text:style-name="P4">Started <text:span text:style-name="T7">writing </text:span>env2seward.py</text:p>
        </text:list-item>
        <text:list-item>
          <text:p text:style-name="P4">Began very <text:s/>specific, became generalised through iterative improvements</text:p>
        </text:list-item>
        <text:list-item>
          <text:p text:style-name="P4"><text:span text:style-name="T1">Started to create</text:span> three different ways to run the script:</text:p>
          <text:list>
            <text:list-item>
              <text:p text:style-name="P4">Command prompts</text:p>
            </text:list-item>
            <text:list-item>
              <text:p text:style-name="P4">Jupyter <text:span text:style-name="T1">Notebook</text:span></text:p>
            </text:list-item>
            <text:list-item>
              <text:p text:style-name="P4">Extra input file <text:span text:style-name="T1">for basis sets and libraries</text:span></text:p>
            </text:list-item>
          </text:list>
        </text:list-item>
        <text:list-item>
          <text:p text:style-name="P4">Lots of bug checking</text:p>
        </text:list-item>
      </text:list>
      <text:p text:style-name="P5"/>
      <text:p text:style-name="P5">Week 3:</text:p>
      <text:list xml:id="list80021657" text:style-name="L3">
        <text:list-item>
          <text:p text:style-name="P6">Finished learning Jupyter and the sys python module for command line file input</text:p>
        </text:list-item>
        <text:list-item>
          <text:p text:style-name="P6">Polished these interfaces off</text:p>
        </text:list-item>
        <text:list-item>
          <text:p text:style-name="P6">Wrote a comprehensive manual/documentation for each method</text:p>
        </text:list-item>
        <text:list-item>
          <text:p text:style-name="P6">Tested the script with multiple examples</text:p>
        </text:list-item>
        <text:list-item>
          <text:p text:style-name="P6">Added more to my report, read more papers related to Marie’s biblio articles</text:p>
        </text:list-item>
      </text:list>
      <text:p text:style-name="P5"/>
      <text:p text:style-name="P5">Week 4:</text:p>
      <text:list xml:id="list2730540553" text:style-name="L4">
        <text:list-item>
          <text:p text:style-name="P7">Wrote a script to extract born tensor from .loto.out output file in diagonalised format.</text:p>
        </text:list-item>
        <text:list-item>
          <text:p text:style-name="P8"><text:span text:style-name="T6">Started looking for the best method for solving q*.E = -</text:span><text:span text:style-name="T5">H.d linear equations (LAPACK FORTRAN drivers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08:05:21.119829702</meta:creation-date>
    <dc:date>2020-06-30T08:26:49.854462734</dc:date>
    <meta:editing-duration>PT11M17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1" meta:paragraph-count="25" meta:word-count="161" meta:character-count="937" meta:non-whitespace-character-count="820"/>
  </office:meta>
</office:document-meta>
</file>